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cb4d" officeooo:paragraph-rsid="000ecb4d"/>
    </style:style>
    <style:style style:name="P3" style:family="paragraph" style:parent-style-name="Table_20_Contents">
      <style:text-properties officeooo:rsid="001468ec" officeooo:paragraph-rsid="001468ec"/>
    </style:style>
    <style:style style:name="P4" style:family="paragraph" style:parent-style-name="Table_20_Contents">
      <style:text-properties officeooo:rsid="00174759" officeooo:paragraph-rsid="00174759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officeooo:paragraph-rsid="00195186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P9" style:family="paragraph" style:parent-style-name="Table_20_Contents">
      <style:text-properties officeooo:rsid="00188e2c" officeooo:paragraph-rsid="00188e2c"/>
    </style:style>
    <style:style style:name="P10" style:family="paragraph" style:parent-style-name="Table_20_Contents" style:list-style-name="L2">
      <style:text-properties officeooo:paragraph-rsid="001468ec"/>
    </style:style>
    <style:style style:name="P11" style:family="paragraph" style:parent-style-name="Table_20_Contents">
      <style:text-properties officeooo:rsid="000d063f" officeooo:paragraph-rsid="00195186"/>
    </style:style>
    <style:style style:name="P12" style:family="paragraph" style:parent-style-name="Azione_20_attore">
      <style:text-properties officeooo:rsid="000d063f" officeooo:paragraph-rsid="000d063f"/>
    </style:style>
    <style:style style:name="P13" style:family="paragraph" style:parent-style-name="Azione_20_attore">
      <style:text-properties officeooo:paragraph-rsid="000d063f"/>
    </style:style>
    <style:style style:name="P14" style:family="paragraph" style:parent-style-name="Azione_20_sistema">
      <style:text-properties officeooo:rsid="000d063f" officeooo:paragraph-rsid="000d063f"/>
    </style:style>
    <style:style style:name="P15" style:family="paragraph" style:parent-style-name="Azione_20_sistema">
      <style:text-properties officeooo:rsid="000ecb4d" officeooo:paragraph-rsid="000d063f"/>
    </style:style>
    <style:style style:name="P16" style:family="paragraph" style:parent-style-name="Azione_20_sistema">
      <style:text-properties officeooo:rsid="000ecb4d" officeooo:paragraph-rsid="000ecb4d"/>
    </style:style>
    <style:style style:name="P17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68ec"/>
    </style:style>
    <style:style style:name="T5" style:family="text">
      <style:text-properties officeooo:rsid="0015cccf"/>
    </style:style>
    <style:style style:name="T6" style:family="text">
      <style:text-properties officeooo:rsid="0015d5e5"/>
    </style:style>
    <style:style style:name="T7" style:family="text">
      <style:text-properties officeooo:rsid="0015f418"/>
    </style:style>
    <style:style style:name="T8" style:family="text">
      <style:text-properties officeooo:rsid="001951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nuncia <text:span text:style-name="T5">idoneità</text:span> iscrizion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9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1"><text:span text:style-name="T4">1)</text:span><text:span text:style-name="T3">Autenticazione</text:span> effettuata con i rel<text:span text:style-name="T3">a</text:span>tivi permessi di visualizzazioni dati personali.</text:p>
            <text:p text:style-name="P11"><text:span text:style-name="T8">2) </text:span><text:span text:style-name="T4">Il bando </text:span><text:span text:style-name="T5">è stato pubblicato e l'utente risulta idoneo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528965" text:style-name="Numerazione_20_UC">
              <text:list-item text:start-value="1">
                <text:p text:style-name="P12"><text:span text:style-name="T5">Il genitore</text:span> accede alla pagina <text:span text:style-name="T4">del proprio profilo</text:span>.</text:p>
                <text:p text:style-name="P17"/>
              </text:list-item>
              <text:list-item>
                <text:p text:style-name="P14">Il sistema mostra la <text:span text:style-name="T4">sezione e le varie funzioni disponibili.</text:span></text:p>
              </text:list-item>
            </text:list>
            <text:list xml:id="list42516760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8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xml:id="list42549774" text:continue-list="list42528965" text:style-name="Numerazione_20_UC">
              <text:list-item>
                <text:p text:style-name="P13"><text:span text:style-name="T1"><text:s/>L'impiegato </text:span><text:span text:style-name="T2">sceglie </text:span><text:span text:style-name="T4">di rinunciare </text:span><text:span text:style-name="T5">all'idoneità</text:span><text:span text:style-name="T4"> di iscrizione all'asilo e inoltra la richiesta.</text:span></text:p>
                <text:p text:style-name="P15"/>
              </text:list-item>
              <text:list-item>
                <text:p text:style-name="P16"><text:s/>Il sistema mostra <text:span text:style-name="T4">in ritorno l</text:span><text:span text:style-name="T6">a conferma dell'avvenuta rinuncia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<text:span text:style-name="T4">la </text:span><text:span text:style-name="T7">conferma dell'operazion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528967" text:style-name="L2">
              <text:list-item>
                <text:p text:style-name="P10"><text:span text:style-name="T4">Il bando potrebbe </text:span><text:span text:style-name="T5">non </text:span><text:span text:style-name="T4">essere stato pubblicato </text:span><text:span text:style-name="T5">o l'utente potrebbe risultare non idoneo</text:span><text:span text:style-name="T4">, in quel caso l'utente genitore viene avvisato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Il sistema deve rispondere in al più 5 secondi</text:p>
          </table:table-cell>
        </table:table-row>
      </table:table>
      <text:p text:style-name="P6"/>
      <text:p text:style-name="P7"><text:span text:style-name="T8">UC_A_39 Rinuncia <text:s/>all'idoneità iscrizi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4M3S</meta:editing-duration>
    <meta:editing-cycles>12</meta:editing-cycles>
    <meta:generator>LibreOffice/3.6$Windows_x86 LibreOffice_project/da8c1e6-fd468f4-454e206-f42a4a9-143cfd</meta:generator>
    <dc:date>2012-10-22T22:40:10.19</dc:date>
    <meta:document-statistic meta:table-count="1" meta:image-count="0" meta:object-count="0" meta:page-count="1" meta:paragraph-count="21" meta:word-count="126" meta:character-count="864" meta:non-whitespace-character-count="761"/>
  </office:meta>
</office:document-meta>
</file>